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Εικόνα</text:p>
          </table:table-cell>
          <table:table-cell office:value-type="string">
            <text:p>Tiled</text:p>
          </table:table-cell>
          <table:table-cell office:value-type="string">
            <text:p>Non-Tiled</text:p>
          </table:table-cell>
        </table:table-row>
        <table:table-row table:style-name="ro2">
          <table:table-cell office:value-type="string">
            <text:p>64*64</text:p>
          </table:table-cell>
          <table:table-cell office:value-type="string">
            <text:p>0.000051 sec </text:p>
          </table:table-cell>
          <table:table-cell office:value-type="string">
            <text:p>0.000047 sec</text:p>
          </table:table-cell>
        </table:table-row>
        <table:table-row table:style-name="ro2">
          <table:table-cell office:value-type="string">
            <text:p>128*128</text:p>
          </table:table-cell>
          <table:table-cell office:value-type="string">
            <text:p>0.000074 sec</text:p>
          </table:table-cell>
          <table:table-cell office:value-type="string">
            <text:p>0.000064 sec</text:p>
          </table:table-cell>
        </table:table-row>
        <table:table-row table:style-name="ro2">
          <table:table-cell office:value-type="string">
            <text:p>256*256</text:p>
          </table:table-cell>
          <table:table-cell office:value-type="string">
            <text:p>0.000179 sec</text:p>
          </table:table-cell>
          <table:table-cell office:value-type="string">
            <text:p>0.000158 sec</text:p>
          </table:table-cell>
        </table:table-row>
        <table:table-row table:style-name="ro2">
          <table:table-cell office:value-type="string">
            <text:p>512*512</text:p>
          </table:table-cell>
          <table:table-cell office:value-type="string">
            <text:p>0.000540 sec</text:p>
          </table:table-cell>
          <table:table-cell office:value-type="string">
            <text:p>0.000485 sec</text:p>
          </table:table-cell>
        </table:table-row>
        <table:table-row table:style-name="ro2">
          <table:table-cell office:value-type="string">
            <text:p>1024*1024</text:p>
          </table:table-cell>
          <table:table-cell office:value-type="string">
            <text:p>0.001910 sec</text:p>
          </table:table-cell>
          <table:table-cell office:value-type="string">
            <text:p>0.001769 sec</text:p>
          </table:table-cell>
        </table:table-row>
        <table:table-row table:style-name="ro2">
          <table:table-cell office:value-type="string">
            <text:p>2048*2048</text:p>
          </table:table-cell>
          <table:table-cell office:value-type="string">
            <text:p>0.007504 sec</text:p>
          </table:table-cell>
          <table:table-cell office:value-type="string">
            <text:p>0.007187 sec</text:p>
          </table:table-cell>
        </table:table-row>
        <table:table-row table:style-name="ro2">
          <table:table-cell office:value-type="string">
            <text:p>4096*4096</text:p>
          </table:table-cell>
          <table:table-cell office:value-type="string">
            <text:p>0.028771 sec</text:p>
          </table:table-cell>
          <table:table-cell office:value-type="string">
            <text:p>0.027406 sec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is </meta:initial-creator>
    <meta:creation-date>2013-04-13T17:44:11</meta:creation-date>
    <meta:generator>LibreOffice/3.5$Linux_X86_64 LibreOffice_project/350m1$Build-2</meta:generator>
    <dc:date>2013-04-13T18:03:47</dc:date>
    <dc:creator>vasilis </dc:creator>
    <meta:editing-duration>PT18M12S</meta:editing-duration>
    <meta:editing-cycles>10</meta:editing-cycles>
    <meta:document-statistic meta:table-count="3" meta:cell-count="24" meta:object-count="0"/>
  </office:meta>
</office:document-meta>
</file>